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ogleMapMark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Marker.setLat( float l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Marker.getL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Marker.setText( XMLizable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Marker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Marker.getL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Marker.setLng( float l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